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8.00pt" fo:font-weight="bold" fo:font-family="Calibri" style:font-family-asian="Calibri" style:font-family-complex="Calibri" fo:background-color="transparent" fo:color="#00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4.00pt" fo:font-weight="bold" fo:font-family="Calibri" style:font-family-asian="Calibri" style:font-family-complex="Calibri" fo:background-color="transparent" fo:color="#000000"/>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4.00pt" fo:font-weight="bold" fo:font-family="Calibri" style:font-family-asian="Calibri" style:font-family-complex="Calibri" fo:background-color="transparent" fo:color="#000000"/>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4.00pt" fo:font-weight="bold" fo:font-family="Calibri" style:font-family-asian="Calibri" style:font-family-complex="Calibri" fo:background-color="transparent" fo:color="#000000"/>
    </style:style>
    <style:style style:name="T11" style:family="text">
      <style:text-properties fo:font-size="12.00pt" fo:font-weight="normal" fo:font-family="Calibri" style:font-family-asian="Calibri" style:font-family-complex="Calibri" fo:background-color="transparent" fo:color="#000000"/>
    </style:style>
    <style:style style:name="T12" style:family="text">
      <style:text-properties fo:font-size="12.00pt" fo:font-weight="normal" fo:font-family="Calibri" style:font-family-asian="Calibri" style:font-family-complex="Calibri" fo:background-color="transparent" fo:color="#000000"/>
    </style:style>
    <style:style style:name="T13" style:family="text">
      <style:text-properties fo:font-size="12.00pt" fo:font-weight="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fo:color="#000000"/>
    </style:style>
    <style:style style:name="T15" style:family="text">
      <style:text-properties fo:font-size="12.00pt" fo:font-weight="normal" fo:font-family="Calibri" style:font-family-asian="Calibri" style:font-family-complex="Calibri" fo:background-color="transparent" fo:color="#000000"/>
    </style:style>
    <style:style style:name="T16" style:family="text">
      <style:text-properties fo:font-size="12.00pt" fo:font-weight="normal" fo:font-family="Calibri" style:font-family-asian="Calibri" style:font-family-complex="Calibri" fo:background-color="transparent" fo:color="#000000"/>
    </style:style>
    <style:style style:name="T17" style:family="text">
      <style:text-properties fo:font-size="14.00pt" fo:font-weight="bold" fo:font-family="Calibri" style:font-family-asian="Calibri" style:font-family-complex="Calibri" fo:background-color="transparent" fo:color="#000000"/>
    </style:style>
    <style:style style:name="T18" style:family="text">
      <style:text-properties fo:font-size="12.00pt" fo:font-weight="normal" fo:font-family="Calibri" style:font-family-asian="Calibri" style:font-family-complex="Calibri" fo:background-color="transparent" fo:color="#000000"/>
    </style:style>
    <style:style style:name="T19" style:family="text">
      <style:text-properties fo:font-size="14.00pt" fo:font-weight="bold" fo:font-family="Calibri" style:font-family-asian="Calibri" style:font-family-complex="Calibri" fo:background-color="transparent" fo:color="#000000"/>
    </style:style>
    <style:style style:name="T20" style:family="text">
      <style:text-properties fo:font-size="12.00pt" fo:font-weight="normal" fo:font-family="Calibri" style:font-family-asian="Calibri" style:font-family-complex="Calibri" fo:background-color="transparent" fo:color="#000000"/>
    </style:style>
    <style:style style:name="T21" style:family="text">
      <style:text-properties fo:font-size="14.00pt" fo:font-weight="bold" fo:font-family="Calibri" style:font-family-asian="Calibri" style:font-family-complex="Calibri" fo:background-color="transparent" fo:color="#000000"/>
    </style:style>
    <style:style style:name="T22" style:family="text">
      <style:text-properties fo:font-size="12.00pt" fo:font-weight="normal" fo:font-family="Calibri" style:font-family-asian="Calibri" style:font-family-complex="Calibri" fo:background-color="transparent" fo:color="#000000"/>
    </style:style>
    <style:style style:name="T23" style:family="text">
      <style:text-properties fo:font-size="14.00pt" fo:font-weight="bold" fo:font-family="Calibri" style:font-family-asian="Calibri" style:font-family-complex="Calibri" fo:background-color="transparent" fo:color="#000000"/>
    </style:style>
    <style:style style:name="T24" style:family="text">
      <style:text-properties fo:font-size="12.00pt" fo:font-weight="normal" fo:font-family="Calibri" style:font-family-asian="Calibri" style:font-family-complex="Calibri" fo:background-color="transparent" fo:color="#000000"/>
    </style:style>
    <style:style style:name="T25" style:family="text">
      <style:text-properties fo:font-size="14.00pt" fo:font-weight="bold" fo:font-family="Calibri" style:font-family-asian="Calibri" style:font-family-complex="Calibri" fo:background-color="transparent" fo:color="#000000"/>
    </style:style>
    <style:style style:name="T26" style:family="text">
      <style:text-properties fo:font-size="12.00pt" fo:font-weight="normal" fo:font-family="Calibri" style:font-family-asian="Calibri" style:font-family-complex="Calibri" fo:background-color="transparent" fo:color="#000000"/>
    </style:style>
    <style:style style:name="T27" style:family="text">
      <style:text-properties fo:font-size="14.00pt" fo:font-weight="bold" fo:font-family="Calibri" style:font-family-asian="Calibri" style:font-family-complex="Calibri" fo:background-color="transparent" fo:color="#000000"/>
    </style:style>
    <style:style style:name="T28" style:family="text">
      <style:text-properties fo:font-size="12.00pt" fo:font-weight="normal" fo:font-family="Calibri" style:font-family-asian="Calibri" style:font-family-complex="Calibri" fo:background-color="transparent" fo:color="#000000"/>
    </style:style>
    <style:style style:name="T29" style:family="text">
      <style:text-properties fo:font-size="14.00pt" fo:font-weight="bold" fo:font-family="Calibri" style:font-family-asian="Calibri" style:font-family-complex="Calibri" fo:background-color="transparent" fo:color="#000000"/>
    </style:style>
    <style:style style:name="T30" style:family="text">
      <style:text-properties fo:font-size="12.00pt" fo:font-weight="normal" fo:font-family="Calibri" style:font-family-asian="Calibri" style:font-family-complex="Calibri" fo:background-color="transparent" fo:color="#000000"/>
    </style:style>
    <style:style style:name="T31" style:family="text">
      <style:text-properties fo:font-size="14.00pt" fo:font-weight="bold" fo:font-family="Calibri" style:font-family-asian="Calibri" style:font-family-complex="Calibri" fo:background-color="transparent" fo:color="#000000"/>
    </style:style>
    <style:style style:name="T32" style:family="text">
      <style:text-properties fo:font-size="12.00pt" fo:font-weight="normal" fo:font-family="Calibri" style:font-family-asian="Calibri" style:font-family-complex="Calibri" fo:background-color="transparent" fo:color="#000000"/>
    </style:style>
    <style:style style:name="T33" style:family="text">
      <style:text-properties fo:font-size="14.00pt" fo:font-weight="bold" fo:font-family="Calibri" style:font-family-asian="Calibri" style:font-family-complex="Calibri" fo:background-color="transparent" fo:color="#000000"/>
    </style:style>
    <style:style style:name="T34" style:family="text">
      <style:text-properties fo:font-size="12.00pt" fo:font-weight="normal" fo:font-family="Calibri" style:font-family-asian="Calibri" style:font-family-complex="Calibri" fo:background-color="transparent" fo:color="#000000"/>
    </style:style>
    <style:style style:name="T35" style:family="text">
      <style:text-properties fo:font-size="14.00pt" fo:font-weight="bold" fo:font-family="Calibri" style:font-family-asian="Calibri" style:font-family-complex="Calibri" fo:background-color="transparent" fo:color="#000000"/>
    </style:style>
    <style:style style:name="T36" style:family="text">
      <style:text-properties fo:font-size="12.00pt" fo:font-weight="normal" fo:font-family="Calibri" style:font-family-asian="Calibri" style:font-family-complex="Calibri" fo:background-color="transparent" fo:color="#000000"/>
    </style:style>
    <style:style style:name="T37" style:family="text">
      <style:text-properties fo:font-size="14.00pt" fo:font-weight="bold" fo:font-family="Calibri" style:font-family-asian="Calibri" style:font-family-complex="Calibri" fo:background-color="transparent" fo:color="#000000"/>
    </style:style>
    <style:style style:name="T38" style:family="text">
      <style:text-properties fo:font-size="12.00pt" fo:font-weight="normal" fo:font-family="Calibri" style:font-family-asian="Calibri" style:font-family-complex="Calibri" fo:background-color="transparent" fo:color="#000000"/>
    </style:style>
    <style:style style:name="T39" style:family="text">
      <style:text-properties fo:font-size="14.00pt" fo:font-weight="bold" fo:font-family="Calibri" style:font-family-asian="Calibri" style:font-family-complex="Calibri" fo:background-color="transparent" fo:color="#000000"/>
    </style:style>
    <style:style style:name="T40" style:family="text">
      <style:text-properties fo:font-size="15.00pt" fo:font-weight="bold" fo:font-family="Calibri" style:font-family-asian="Calibri" style:font-family-complex="Calibri" fo:background-color="transparent" fo:color="#000000"/>
    </style:style>
    <style:style style:name="T41" style:family="text">
      <style:text-properties fo:font-size="12.00pt" fo:font-weight="normal" fo:font-family="Calibri" style:font-family-asian="Calibri" style:font-family-complex="Calibri" fo:background-color="transparent" fo:color="#000000"/>
    </style:style>
    <style:style style:name="T42" style:family="text">
      <style:text-properties fo:font-size="15.00pt" fo:font-weight="bold" fo:font-family="Calibri" style:font-family-asian="Calibri" style:font-family-complex="Calibri" fo:background-color="transparent" fo:color="#000000"/>
    </style:style>
    <style:style style:name="T43" style:family="text">
      <style:text-properties fo:font-size="12.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right"/>
    </style:style>
    <style:style style:name="P2" style:family="paragraph">
      <style:paragraph-properties fo:line-height="100.00%" fo:text-align="center" fo:margin-top="12.00pt"/>
    </style:style>
    <style:style style:name="P3" style:family="paragraph">
      <style:paragraph-properties fo:line-height="100.00%" fo:text-align="center" fo:margin-top="12.00pt" fo:margin-bottom="6.00pt"/>
    </style:style>
    <style:style style:name="P4" style:family="paragraph">
      <style:paragraph-properties fo:line-height="120.00%" fo:text-align="lef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20.00%" fo:text-align="left"/>
    </style:style>
    <style:style style:name="P8" style:family="paragraph">
      <style:paragraph-properties fo:line-height="100.00%" fo:text-align="left" fo:margin-top="12.00pt"/>
    </style:style>
    <style:style style:name="P9" style:family="paragraph">
      <style:paragraph-properties fo:line-height="100.00%" fo:text-align="left" fo:margin-top="10.00pt" fo:margin-bottom="6.00pt"/>
    </style:style>
    <style:style style:name="P10" style:family="paragraph">
      <style:paragraph-properties fo:line-height="120.00%" fo:text-align="left"/>
    </style:style>
    <style:style style:name="P11" style:family="paragraph">
      <style:paragraph-properties fo:line-height="100.00%" fo:text-align="left" fo:margin-top="10.00pt" fo:margin-bottom="6.00pt"/>
    </style:style>
    <style:style style:name="P12" style:family="paragraph">
      <style:paragraph-properties fo:line-height="120.00%" fo:text-align="left" fo:margin-bottom="7.00pt"/>
    </style:style>
    <text:list-style style:name="L13">
      <text:list-level-style-bullet text:level="1" text:bullet-char="•">
        <style:list-level-properties text:space-before="36.00pt" text:min-label-width="18.00pt"/>
        <style:text-properties fo:font-family="Symbol"/>
      </text:list-level-style-bullet>
    </text:list-style>
    <style:style style:name="P13" style:family="paragraph">
      <style:paragraph-properties fo:line-height="120.00%" fo:text-align="left" fo:margin-left="-18.00pt" fo:text-indent="18.00pt" fo:margin-bottom="7.00pt"/>
    </style:style>
    <style:style style:name="P14" style:family="paragraph">
      <style:paragraph-properties fo:line-height="120.00%" fo:text-align="left" fo:margin-left="-18.00pt" fo:text-indent="18.00pt"/>
    </style:style>
    <style:style style:name="P15" style:family="paragraph">
      <style:paragraph-properties fo:line-height="100.00%" fo:text-align="left" fo:margin-top="10.00pt" fo:margin-bottom="6.00pt"/>
    </style:style>
    <text:list-style style:name="L16">
      <text:list-level-style-bullet text:level="1" text:bullet-char="•">
        <style:list-level-properties text:space-before="36.00pt" text:min-label-width="18.00pt"/>
        <style:text-properties fo:font-family="Symbol"/>
      </text:list-level-style-bullet>
    </text:list-style>
    <style:style style:name="P16" style:family="paragraph">
      <style:paragraph-properties fo:line-height="120.00%" fo:text-align="left" fo:margin-left="-18.00pt" fo:text-indent="18.00pt" fo:margin-bottom="7.00pt"/>
    </style:style>
    <style:style style:name="P17" style:family="paragraph">
      <style:paragraph-properties fo:line-height="120.00%" fo:text-align="left" fo:margin-left="-18.00pt" fo:text-indent="18.00pt"/>
    </style:style>
    <style:style style:name="P18" style:family="paragraph">
      <style:paragraph-properties fo:line-height="100.00%" fo:text-align="left" fo:margin-top="10.00pt" fo:margin-bottom="6.00pt"/>
    </style:style>
    <style:style style:name="P19" style:family="paragraph">
      <style:paragraph-properties fo:line-height="120.00%" fo:text-align="left"/>
    </style:style>
    <style:style style:name="P20" style:family="paragraph">
      <style:paragraph-properties fo:line-height="100.00%" fo:text-align="left" fo:margin-top="12.00pt"/>
    </style:style>
    <style:style style:name="P21" style:family="paragraph">
      <style:paragraph-properties fo:line-height="100.00%" fo:text-align="left" fo:margin-top="10.00pt" fo:margin-bottom="6.00pt"/>
    </style:style>
    <style:style style:name="P22" style:family="paragraph">
      <style:paragraph-properties fo:line-height="120.00%" fo:text-align="left"/>
    </style:style>
    <style:style style:name="P23" style:family="paragraph">
      <style:paragraph-properties fo:line-height="100.00%" fo:text-align="left" fo:margin-top="10.00pt"/>
    </style:style>
    <style:style style:name="P24" style:family="paragraph">
      <style:paragraph-properties fo:line-height="100.00%" fo:text-align="left" fo:margin-top="12.00pt"/>
    </style:style>
    <style:style style:name="P25" style:family="paragraph">
      <style:paragraph-properties fo:line-height="100.00%" fo:text-align="left" fo:margin-top="10.00pt"/>
    </style:style>
    <style:style style:name="P26" style:family="paragraph">
      <style:paragraph-properties fo:line-height="100.00%" fo:text-align="left" fo:margin-top="7.00pt" fo:margin-bottom="6.00pt"/>
    </style:style>
    <style:style style:name="P27" style:family="paragraph">
      <style:paragraph-properties fo:line-height="120.00%" fo:text-align="left" fo:margin-bottom="7.00pt"/>
    </style:style>
    <text:list-style style:name="L28">
      <text:list-level-style-bullet text:level="1" text:bullet-char="•">
        <style:list-level-properties text:space-before="36.00pt" text:min-label-width="18.00pt"/>
        <style:text-properties fo:font-family="Symbol"/>
      </text:list-level-style-bullet>
    </text:list-style>
    <style:style style:name="P28" style:family="paragraph">
      <style:paragraph-properties fo:line-height="120.00%" fo:text-align="left" fo:margin-left="-18.00pt" fo:text-indent="18.00pt" fo:margin-bottom="7.00pt"/>
    </style:style>
    <style:style style:name="P29" style:family="paragraph">
      <style:paragraph-properties fo:line-height="120.00%" fo:text-align="left" fo:margin-bottom="7.00pt"/>
    </style:style>
    <text:list-style style:name="L30">
      <text:list-level-style-bullet text:level="1" text:bullet-char="•">
        <style:list-level-properties text:space-before="36.00pt" text:min-label-width="18.00pt"/>
        <style:text-properties fo:font-family="Symbol"/>
      </text:list-level-style-bullet>
    </text:list-style>
    <style:style style:name="P30" style:family="paragraph">
      <style:paragraph-properties fo:line-height="120.00%" fo:text-align="left" fo:margin-left="-18.00pt" fo:text-indent="18.00pt" fo:margin-bottom="7.00pt"/>
    </style:style>
    <style:style style:name="P31" style:family="paragraph">
      <style:paragraph-properties fo:line-height="120.00%" fo:text-align="left" fo:margin-left="-18.00pt" fo:text-indent="18.00pt"/>
    </style:style>
    <style:style style:name="P32" style:family="paragraph">
      <style:paragraph-properties fo:line-height="100.00%" fo:text-align="left" fo:margin-top="7.00pt" fo:margin-bottom="6.00pt"/>
    </style:style>
    <style:style style:name="P33" style:family="paragraph">
      <style:paragraph-properties fo:line-height="120.00%" fo:text-align="left" fo:margin-bottom="7.00pt"/>
    </style:style>
    <style:style style:name="P34" style:family="paragraph">
      <style:paragraph-properties fo:line-height="120.00%" fo:text-align="left"/>
    </style:style>
    <style:style style:name="P35" style:family="paragraph">
      <style:paragraph-properties fo:line-height="100.00%" fo:text-align="left" fo:margin-top="10.00pt"/>
    </style:style>
    <style:style style:name="P36" style:family="paragraph">
      <style:paragraph-properties fo:line-height="100.00%" fo:text-align="left" fo:margin-top="7.00pt" fo:margin-bottom="6.00pt"/>
    </style:style>
    <style:style style:name="P37" style:family="paragraph">
      <style:paragraph-properties fo:line-height="120.00%" fo:text-align="left" fo:margin-bottom="7.00pt"/>
    </style:style>
    <style:style style:name="P38" style:family="paragraph">
      <style:paragraph-properties fo:line-height="120.00%" fo:text-align="left"/>
    </style:style>
    <style:style style:name="P39" style:family="paragraph">
      <style:paragraph-properties fo:line-height="100.00%" fo:text-align="left" fo:margin-top="7.00pt" fo:margin-bottom="6.00pt"/>
    </style:style>
    <style:style style:name="P40" style:family="paragraph">
      <style:paragraph-properties fo:line-height="120.00%" fo:text-align="left" fo:margin-bottom="7.00pt"/>
    </style:style>
    <style:style style:name="P41" style:family="paragraph">
      <style:paragraph-properties fo:line-height="120.00%" fo:text-align="left"/>
    </style:style>
    <style:style style:name="P42" style:family="paragraph">
      <style:paragraph-properties fo:line-height="100.00%" fo:text-align="left" fo:margin-top="10.00pt" fo:margin-bottom="6.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Amazon Echo Project</text:span></text:p>
      <text:p text:style-name="P2"><text:span text:style-name="T2">Software Requirements Specification</text:span></text:p>
      <text:p text:style-name="P3"><text:span text:style-name="T2">Version &lt;1.0&gt;</text:span></text:p>
      <text:p text:style-name="P4"><text:span text:style-name="T3"/></text:p>
      <text:p text:style-name="P5"><text:span text:style-name="T4">Table of Contents</text:span></text:p>
      <text:p text:style-name="P6"><text:span text:style-name="T5">1. Introduction</text:span></text:p>
      <text:p text:style-name="P6"><text:span text:style-name="T5"><text:tab/>1.1 Purpose</text:span></text:p>
      <text:p text:style-name="P6"><text:span text:style-name="T5"><text:tab/>1.2 Scope</text:span></text:p>
      <text:p text:style-name="P6"><text:span text:style-name="T5"><text:tab/>1.3 Definitions, Acronyms, and Abbreviations</text:span></text:p>
      <text:p text:style-name="P6"><text:span text:style-name="T5"><text:tab/>1.6 Overview</text:span></text:p>
      <text:p text:style-name="P6"><text:span text:style-name="T5">2. Overall Description</text:span></text:p>
      <text:p text:style-name="P6"><text:span text:style-name="T5"><text:tab/>2.1 Speech Interface for Current System</text:span></text:p>
      <text:p text:style-name="P6"><text:span text:style-name="T5"><text:tab/>2.2 Speech Interface for Additional Features</text:span></text:p>
      <text:p text:style-name="P6"><text:span text:style-name="T5"><text:tab/>2.3 User Recognition System</text:span></text:p>
      <text:p text:style-name="P6"><text:span text:style-name="T5">3. Specific Requirements</text:span></text:p>
      <text:p text:style-name="P6"><text:span text:style-name="T5"><text:tab/>3.1 Speech Interface for Current System</text:span></text:p>
      <text:p text:style-name="P6"><text:span text:style-name="T5"><text:tab/><text:tab/>3.1.1 Functional Requirements</text:span></text:p>
      <text:p text:style-name="P6"><text:span text:style-name="T5"><text:tab/><text:tab/>3.1.2 Non-Functional Requirements<text:tab/></text:span></text:p>
      <text:p text:style-name="P6"><text:span text:style-name="T5"><text:tab/>3.2 Speech Interface for Additional Features</text:span></text:p>
      <text:p text:style-name="P6"><text:span text:style-name="T5"><text:tab/><text:tab/>3.2.1 Functional Requirements</text:span></text:p>
      <text:p text:style-name="P6"><text:span text:style-name="T5"><text:tab/><text:tab/><text:tab/>3.2.1.1 Hardware Requirements</text:span></text:p>
      <text:p text:style-name="P6"><text:span text:style-name="T5"><text:tab/><text:tab/><text:tab/>3.2.1.2 Software Requirements</text:span></text:p>
      <text:p text:style-name="P6"><text:span text:style-name="T5"><text:tab/><text:tab/>3.2.2 Non-Functional Requirements<text:tab/></text:span></text:p>
      <text:p text:style-name="P6"><text:span text:style-name="T5"><text:tab/><text:tab/><text:tab/>3.2.2.1 Voice Service Research</text:span></text:p>
      <text:p text:style-name="P6"><text:span text:style-name="T5"><text:tab/><text:tab/><text:tab/>3.2.2.2 Voice Interface Design</text:span></text:p>
      <text:p text:style-name="P6"><text:span text:style-name="T5"><text:tab/>3.3 User Recognition System</text:span></text:p>
      <text:p text:style-name="P6"><text:span text:style-name="T5"><text:tab/><text:tab/>3.3.1 Functional Requirements</text:span></text:p>
      <text:p text:style-name="P7"><text:span text:style-name="T5"><text:tab/><text:tab/>3.3.2 Non-Functional Requirements<text:tab/></text:span></text:p>
      <text:p text:style-name="P8"><text:span text:style-name="T6">1. Introduction</text:span></text:p>
      <text:p text:style-name="P9"><text:span text:style-name="T6">1.1 Purpose</text:span></text:p>
      <text:p text:style-name="P10"><text:span text:style-name="T7">The purpose of this project is to research avenues of improvement for the healthcare system provided by Lamprey networks.</text:span></text:p>
      <text:p text:style-name="P11"><text:span text:style-name="T8">1.2 Scope</text:span></text:p>
      <text:p text:style-name="P12"><text:span text:style-name="T9">There are three avenues to be researched:</text:span></text:p>
      <text:list text:style-name="L13">
        <text:list-item>
          <text:p text:style-name="P13"><text:span text:style-name="T9">A speech interface for the current functionality provided by a web page interface.</text:span></text:p>
        </text:list-item>
        <text:list-item>
          <text:p text:style-name="P13"><text:span text:style-name="T9">A speech interface for functionality that is not currently provided by the system</text:span></text:p>
        </text:list-item>
        <text:list-item>
          <text:p text:style-name="P14"><text:span text:style-name="T9">A user recognition system for the system</text:span></text:p>
        </text:list-item>
      </text:list>
      <text:p text:style-name="P15"><text:span text:style-name="T10">1.3 Definitions, Acronyms, and Abbreviations</text:span></text:p>
      <text:list text:style-name="L16">
        <text:list-item>
          <text:p text:style-name="P16"><text:span text:style-name="T11">API<text:s/></text:span><text:span text:style-name="T12">–</text:span><text:span text:style-name="T13"><text:s/>Application Program Interface</text:span></text:p>
        </text:list-item>
        <text:list-item>
          <text:p text:style-name="P17"><text:span text:style-name="T14">GUI<text:s/></text:span><text:span text:style-name="T15">–</text:span><text:span text:style-name="T16"><text:s/>Graphical User Interface</text:span></text:p>
        </text:list-item>
      </text:list>
      <text:p text:style-name="P18"><text:span text:style-name="T17">1.6 Overview</text:span></text:p>
      <text:p text:style-name="P19"><text:span text:style-name="T18">Sections 2 and 3 of this document will be separated into three sections each describing one of the project avenues specified in section 1.2.</text:span></text:p>
      <text:p text:style-name="P20"><text:span text:style-name="T19">2. Overall Description</text:span></text:p>
      <text:p text:style-name="P21"><text:span text:style-name="T19">2.1 Speech interface for current system</text:span></text:p>
      <text:p text:style-name="P22"><text:span text:style-name="T20">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span></text:p>
      <text:p text:style-name="P23"><text:span text:style-name="T21">2.2 Speech interface for additional features</text:span></text:p>
      <text:p text:style-name="P23"><text:span text:style-name="T22">The idea is that the user of the system can query their past data with voice commands. These commands will look something like "How has my weight been in the past week?", "What is the highest my blood sugar has been in the past month?". "What measurements have I missed?". This way users will be able to access their information without a computer or smart phone.</text:span></text:p>
      <text:p text:style-name="P23"><text:span text:style-name="T22">The hardware used to capture the voice will either be the Lamprey HUB or a bluetooth speaker/microphone that connects to the HUB. The voice serviced to analyze the received audio and create the voice responses will be the Alexa Voice Service and Alexa Skills Set, which are both SDKs provided by Amazon.</text:span></text:p>
      <text:p text:style-name="P23"><text:span text:style-name="T23">2.3 User recognition system</text:span></text:p>
      <text:p text:style-name="P24"><text:span text:style-name="T24">The Goal of this project is to research and implement a couple of different ways for users to be able to identify themselves when taking a measurement so that a system can be shared in a home with multiple users or even be used in hospital and nursing home environments.</text:span></text:p>
      <text:p text:style-name="P24"><text:span text:style-name="T25">3. Specific Requirements</text:span></text:p>
      <text:p text:style-name="P25"><text:span text:style-name="T25">3.1 Speech interface for current system</text:span></text:p>
      <text:p text:style-name="P26"><text:span text:style-name="T25">3.1.1 Functional requirements</text:span></text:p>
      <text:p text:style-name="P27"><text:span text:style-name="T26">The deliverable of this project will be a speech interface which will allow users to perform the following four functions:</text:span></text:p>
      <text:list text:style-name="L28">
        <text:list-item>
          <text:p text:style-name="P28"><text:span text:style-name="T26">Alert the user to the current internet status of the hub</text:span></text:p>
        </text:list-item>
        <text:list-item>
          <text:p text:style-name="P28"><text:span text:style-name="T26">Alert the user to the current status of a particular Bluetooth device that is paired with the hub and alert the user to the hub's Bluetooth adapter status</text:span></text:p>
        </text:list-item>
        <text:list-item>
          <text:p text:style-name="P28"><text:span text:style-name="T26">Alert the user to the current System status where System status is defined by the information already available under the GUI tab of the same name</text:span></text:p>
        </text:list-item>
        <text:list-item>
          <text:p text:style-name="P28"><text:span text:style-name="T26">Manage the pairing of Bluetooth devices with the hub.</text:span></text:p>
        </text:list-item>
      </text:list>
      <text:p text:style-name="P29"><text:span text:style-name="T26">This functionality will ideally be implemented on four different environments:</text:span></text:p>
      <text:list text:style-name="L30">
        <text:list-item>
          <text:p text:style-name="P30"><text:span text:style-name="T26">Android OS with internet connectivity</text:span></text:p>
        </text:list-item>
        <text:list-item>
          <text:p text:style-name="P30"><text:span text:style-name="T26">Android OS without internet connectivity (if this is deemed feasible, internet setup should be configurable from the voice interface)</text:span></text:p>
        </text:list-item>
        <text:list-item>
          <text:p text:style-name="P30"><text:span text:style-name="T26">Linux OS with internet connectivity</text:span></text:p>
        </text:list-item>
        <text:list-item>
          <text:p text:style-name="P31"><text:span text:style-name="T26">Linux OS without internet connectivity</text:span></text:p>
        </text:list-item>
      </text:list>
      <text:p text:style-name="P32"><text:span text:style-name="T27">3.1.2 Non-functional requirements</text:span></text:p>
      <text:p text:style-name="P33"><text:span text:style-name="T28">Multiple speech recognition systems (including Android's speech API, CMU Sphinx, and Amazon's Alexa service) will be researched and the best one chosen for the implementation of the interface.</text:span></text:p>
      <text:p text:style-name="P34"><text:span text:style-name="T28">The user experience must be natural such that the many users can learn the system with minimal effort or training.</text:span></text:p>
      <text:p text:style-name="P35"><text:span text:style-name="T29">3.2 Speech interface for additional features</text:span></text:p>
      <text:p text:style-name="P35"><text:span text:style-name="T29">3.2.1 Functional Requirements</text:span></text:p>
      <text:p text:style-name="P35"><text:span text:style-name="T30">The hardware requirements cover the hardware used to capture and playback audio. The software requirements cover the voice service used to analyze captured voice and synthesis audio from text to be played back to the user.</text:span></text:p>
      <text:p text:style-name="P35"><text:span text:style-name="T31">3.2.1.1 Hardware Requirements</text:span></text:p>
      <text:p text:style-name="P35"><text:span text:style-name="T32">The hardware used to capture and playback audio will be any of these three options: </text:span></text:p>
      <text:p text:style-name="P35"><text:span text:style-name="T32">1. The Lamprey HUB itself.</text:span></text:p>
      <text:p text:style-name="P35"><text:span text:style-name="T32">2. A separate Bluetooth speaker/microphone that connects to the Lamprey HUB.</text:span></text:p>
      <text:p text:style-name="P35"><text:span text:style-name="T32">3. A seperate device entirely, which connects via WiFi to an online server and queries the medical data without connection to the Lamprey HUB.</text:span></text:p>
      <text:p text:style-name="P35"><text:span text:style-name="T33">3.2.1.2 Software Requirements</text:span></text:p>
      <text:p text:style-name="P35"><text:span text:style-name="T34">The software used to process the audio and return audio messages to the hardware device will most likely be the services provided by Amazon: Alexa Voice Service and Alexa Skills Set. If it is determined that other software solutions make more sense, such as an Android implementation with Google's voice service, then I will develop using that service. The goals for this software is to provide the following:</text:span></text:p>
      <text:p text:style-name="P35"><text:span text:style-name="T34">1. A positive user experience with voice commands.</text:span></text:p>
      <text:p text:style-name="P35"><text:span text:style-name="T34">2. A voice interface with data queries that are structured in a natural way, as in "What has my weight been in the past week", rather than "Select weight from time period week".</text:span></text:p>
      <text:p text:style-name="P35"><text:span text:style-name="T34">3. The audio response needs to sound natural and able to be understood by most people. (Note: This is largely dependent on the voice service used)</text:span></text:p>
      <text:p text:style-name="P35"><text:span text:style-name="T34">4. The voice service needs to respond quickly to a user. </text:span></text:p>
      <text:p text:style-name="P35"><text:span text:style-name="T35">3.2.2 Non Functional Requirements</text:span></text:p>
      <text:p text:style-name="P35"><text:span text:style-name="T35">3.2.2.1 Voice Service Research</text:span></text:p>
      <text:p text:style-name="P35"><text:span text:style-name="T36">I will research the process of using the Amazon voice services and then compare and contrast with Nick, who is using Google's voice services for his project. </text:span></text:p>
      <text:p text:style-name="P35"><text:span text:style-name="T37">3.2.2.2 Voice Interface Design</text:span></text:p>
      <text:p text:style-name="P35"><text:span text:style-name="T38">is using I will research the different types of communication that a user could have with the voice system. I will describe the types of data that they could want to query: Weight, blood sugar, blood pressure, ect, and describe the types of queries users could ask for these different types of information. How will someone ask for their blood sugar during the past week? What if they want to compare it with the week before? I will explore these options and try my best to provide a natural voice interface that solves these problems. </text:span></text:p>
      <text:p text:style-name="P35"><text:span text:style-name="T39">3.3 User recognition system</text:span></text:p>
      <text:p text:style-name="P36"><text:span text:style-name="T40">3.3.1 Functional requirements</text:span></text:p>
      <text:p text:style-name="P37"><text:span text:style-name="T41">The deliverable for this project will one more hardware devices that users can use to identify themselves.</text:span></text:p>
      <text:p text:style-name="P37"><text:span text:style-name="T41"><text:tab/>1. User performs, authentication action</text:span></text:p>
      <text:p text:style-name="P37"><text:span text:style-name="T41"><text:tab/>2. Hub identifies user</text:span></text:p>
      <text:p text:style-name="P37"><text:span text:style-name="T41"><text:tab/>3. Hub matches user with recent measurement</text:span></text:p>
      <text:p text:style-name="P38"><text:span text:style-name="T41">This functionality will be implemented in an android environment, where the “Hub” in this case is an embedded android device</text:span></text:p>
      <text:p text:style-name="P39"><text:span text:style-name="T42">3.3.2 Non Functional requirements</text:span></text:p>
      <text:p text:style-name="P40"><text:span text:style-name="T43">There are many ways the functions mentioned above could be performed, multiple ways will be researched, implemented, and evaluated to see which ones best work for our use case.</text:span></text:p>
      <text:p text:style-name="P41"><text:span text:style-name="T43">The main focus is to make sure that is to maintain simplicity and ease of use.</text:span></text:p>
      <text:p text:style-name="P42"><text:span text:style-name="T4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